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afb9" officeooo:paragraph-rsid="0016afb9"/>
    </style:style>
    <style:style style:name="P2" style:family="paragraph" style:parent-style-name="Standard">
      <style:text-properties officeooo:rsid="0016afb9" officeooo:paragraph-rsid="0016afb9"/>
    </style:style>
    <style:style style:name="P3" style:family="paragraph" style:parent-style-name="Standard">
      <style:text-properties officeooo:rsid="00197efe" officeooo:paragraph-rsid="00197efe"/>
    </style:style>
    <style:style style:name="P4" style:family="paragraph" style:parent-style-name="Standard">
      <style:text-properties officeooo:rsid="0019bcb4" officeooo:paragraph-rsid="0019bcb4"/>
    </style:style>
    <style:style style:name="T1" style:family="text">
      <style:text-properties officeooo:rsid="00174905"/>
    </style:style>
    <style:style style:name="T2" style:family="text">
      <style:text-properties officeooo:rsid="0019bcb4"/>
    </style:style>
    <style:style style:name="T3" style:family="text">
      <style:text-properties officeooo:rsid="001b19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a uma vez, em lugar muito distante, um lugar além das montanhas, aonde a sua imaginação jamais te levaria, havia um reino aonde tudo era muito doido, la governava um rei muito solitário, seu nome era Rei Calabe.</text:p>
      <text:p text:style-name="P1"/>
      <text:p text:style-name="P1">Calabe desde criança sempre foi bastante sozinho, sua mã<text:span text:style-name="T1">e</text:span> faleceu quando ele tinha dois anos de idade, já seu pai não tinha tempo, sempre estava ocupado resolvendo <text:span text:style-name="T1">os problemas do reino, desde então Calabe cresceu muito sozinho, ficando um rei muito triste e amargurado com sua vida.</text:span></text:p>
      <text:p text:style-name="P1"/>
      <text:p text:style-name="P3">Em um<text:span text:style-name="T2">a certa noite</text:span>, de repente um estrondo chacoalhou todo o reino, o rei que es<text:span text:style-name="T2">tava dormindo acordou desesperado, ele olhou pela janela de seu quarto e avistou uma criatura alienígena, que estava vindo em direção ao reino.</text:span></text:p>
      <text:p text:style-name="P3"/>
      <text:p text:style-name="P4">Rapidamente os guarda do <text:span text:style-name="T3">reino</text:span> se colocaram em posição para deter essa ameaça que ninguém sabia oque era, <text:span text:style-name="T3">os arqueiros se posicionaram nas muralhas, começaram a disparar varias flechas de arroz pelos ares, a criatura alienígena começou a revidar o ataque dos soldados com estacas de batata palha,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09:38:48.054240520</meta:creation-date>
    <dc:date>2023-04-03T11:50:15.171877848</dc:date>
    <meta:editing-duration>PT9M3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71" meta:character-count="1015" meta:non-whitespace-character-count="848"/>
  </office:meta>
</office:document-meta>
</file>